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EB Garamond 08" svg:font-family="'EB Garamond 08'" style:font-adornments="08 Regular"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Frame_20_contents">
      <style:text-properties fo:color="#999999" style:font-name="StarSymbol1" style:font-name-asian="StarSymbol1" style:font-name-complex="StarSymbol1"/>
    </style:style>
    <style:style style:name="P4" style:family="paragraph" style:parent-style-name="Opening">
      <style:paragraph-properties fo:text-align="justify" style:justify-single-word="false"/>
    </style:style>
    <style:style style:name="P5" style:family="paragraph" style:parent-style-name="Date">
      <style:paragraph-properties fo:text-align="justify" style:justify-single-word="false"/>
    </style:style>
    <style:style style:name="P6" style:family="paragraph" style:parent-style-name="Date">
      <style:paragraph-properties fo:text-align="end" style:justify-single-word="false"/>
    </style:style>
    <style:style style:name="P7" style:family="paragraph" style:parent-style-name="Salutation">
      <style:paragraph-properties fo:margin-left="0in" fo:margin-right="-0.0102in" fo:text-align="justify" style:justify-single-word="false" fo:text-indent="0in" style:auto-text-indent="false"/>
    </style:style>
    <style:style style:name="P8" style:family="paragraph" style:parent-style-name="Signature">
      <style:paragraph-properties fo:margin-left="0in" fo:margin-right="0in" fo:text-align="justify" style:justify-single-word="false" fo:text-indent="0in" style:auto-text-indent="false"/>
    </style:style>
    <style:style style:name="P9" style:family="paragraph" style:parent-style-name="Anlagen">
      <style:paragraph-properties fo:margin-left="0in" fo:margin-right="0in" fo:text-align="justify" style:justify-single-word="false" fo:text-indent="0in" style:auto-text-indent="false"/>
    </style:style>
    <style:style style:name="P10" style:family="paragraph" style:parent-style-name="Text_20_body">
      <style:paragraph-properties fo:text-align="justify" style:justify-single-word="false"/>
    </style:style>
    <style:style style:name="P11" style:family="paragraph" style:parent-style-name="Subject">
      <style:paragraph-properties fo:text-align="justify"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ent-style-name="Anlagen" style:list-style-name="L1">
      <style:paragraph-properties fo:text-align="justify" style:justify-single-word="false"/>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text-align="center"/>
    </style:style>
    <style:style style:name="T1" style:family="text">
      <style:text-properties style:text-underline-style="none"/>
    </style:style>
    <style:style style:name="T2" style:family="text">
      <style:text-properties style:text-position="super 58%"/>
    </style:style>
    <style:style style:name="T3"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Sender_20_in_20_window_20_header"><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4"><text:span text:style-name="T3">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4"><text:span text:style-name="T3">Die verwendete Schriftart Latin Modern gibt es unter </text:span><text:span text:style-name="T3"><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4"><text:span text:style-name="T3">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3"><draw:line text:anchor-type="paragraph" draw:z-index="4" draw:style-name="gr1" draw:text-style-name="P15" svg:x1="0in" svg:y1="4.1339in" svg:x2="0.2953in" svg:y2="4.1339in"><text:p/></draw:line><draw:line text:anchor-type="paragraph" draw:z-index="5" draw:style-name="gr1" draw:text-style-name="P15" svg:x1="0in" svg:y1="8.2681in" svg:x2="0.2953in" svg:y2="8.2681in"><text:p/></draw:line><draw:line text:anchor-type="paragraph" draw:z-index="6" draw:style-name="gr1" draw:text-style-name="P15" svg:x1="0in" svg:y1="5.8465in" svg:x2="0.1965in" svg:y2="5.8465in"><text:p/></draw:line></text:p>
          </text:section>
          <text:p text:style-name="P3"/>
        </draw:text-box>
      </draw:frame>
      <text:p text:style-name="P12"/>
      <text:p text:style-name="P5"/>
      <text:p text:style-name="P6"><text:date style:data-style-name="N81" text:date-value="2015-04-29T15:45:33.99">29. April 2015</text:date></text:p>
      <text:section text:style-name="Sect1" text:name="Subject Line">
        <text:p text:style-name="P11">Unterstützung beim Übersetzen eines lateinischen Textes</text:p>
      </text:section>
      <text:p text:style-name="P4"><text:user-field-get text:name="Salutation">Sehr geehrte Damen und Herren</text:user-field-get>,</text:p>
      <text:p text:style-name="P10">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10">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10">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10">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10">Duis autem vel eum iriure dolor in hendrerit in vulputate velit esse molestie consequat, vel illum dolore eu feugiat nulla facilisis.</text:p>
      <text:p text:style-name="P10">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text:soft-page-break/>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Unbekannter Autor</dc:creator><dc:date>2013-01-02T04:24:18</dc:date><text:p text:style-name="P14"><text:span text:style-name="T3">Damit die automatische <text:s/>Silbentrennung funktioniert, muss ein deutsches Wörterbuch installiert sein. Falls dies nicht der Fall ist, gibt es Wörterbücher zum Herunterladen unter </text:span><text:span text:style-name="T3"><text:a xlink:href="http://extensions.openoffice.org/de/dictionaries">http://extensions.openoffice.org/de/dictionaries</text:a></text:span></text:p></office:annotation></text:p>
      <text:p text:style-name="P7"><text:user-field-get text:name="Greeting">Mit freundlichen Grüßen</text:user-field-get></text:p>
      <text:p text:style-name="P8"><text:sender-firstname text:fixed="false">Max</text:sender-firstname> <text:sender-lastname text:fixed="false">Mustermann</text:sender-lastname></text:p>
      <text:p text:style-name="P9">Anlagen:</text:p>
      <text:list xml:id="list12349886912" text:style-name="L1">
        <text:list-item>
          <text:p text:style-name="P13">erste Anlage</text:p>
        </text:list-item>
        <text:list-item>
          <text:p text:style-name="P13">zweite Anlage</text:p>
        </text:list-item>
        <text:list-item>
          <text:p text:style-name="P13">dritte An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EB Garamond 08" svg:font-family="'EB Garamond 08'" style:font-adornments="08 Regular" style:font-pitch="variable"/>
    <style:font-face style:name="EB Garamond 12" svg:font-family="'EB Garamond 12'" style:font-adornments="12 Regular" style:font-pitch="variable"/>
    <style:font-face style:name="EB Garamond SC 12" svg:font-family="'EB Garamond SC 12'" style:font-adornments="12 Regular"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0%" fo:text-align="justify" style:justify-single-word="false" fo:orphans="2" fo:widows="2" fo:hyphenation-ladder-count="no-limit" style:page-number="auto"/>
      <style:text-properties style:use-window-font-color="true" style:font-name="EB Garamond 12" fo:font-size="12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EB Garamond 12"/>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align="justify" style:justify-single-word="false" fo:text-indent="0in" style:auto-text-indent="false" fo:keep-with-next="always"/>
      <style:text-properties fo:font-size="12pt"/>
    </style:style>
    <style:style style:name="Signature" style:family="paragraph" style:parent-style-name="Standard" style:next-style-name="Anlagen" style:class="text">
      <style:paragraph-properties fo:margin="100%" fo:margin-left="3.3465in" fo:margin-right="0in" fo:margin-top="0in" fo:margin-bottom="0.3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EB Garamond SC 12" fo:font-size="15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style:font-name="EB Garamond 12" fo:font-size="10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Sender_20_in_20_window_20_header" style:display-name="Sender in window header" style:family="paragraph" style:parent-style-name="Standard">
      <style:paragraph-properties fo:text-align="start" style:justify-single-word="false"/>
      <style:text-properties style:font-name="EB Garamond 08" fo:font-size="8pt" fo:font-style="normal" style:font-size-asian="6.5pt" style:font-style-asian="normal" style:font-size-complex="6.5pt" style:font-style-complex="normal"/>
    </style:style>
    <style:style style:name="Anlagen" style:family="paragraph" style:parent-style-name="Standard"/>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Garamond</dc:title>
    <dc:description>Privatbrief mit Empfängeranschrift im Sichtfenster und automatischer Silbentrennung. Zur korrekten Anzeige müssen die Benutzerdaten in den Einstellungen eingetragen und ein deutsches Wörterbuch für die Silbentrennung installiert sein.
Beispielbrief als PDF: http://users.simified.de/~micha/openoffice-vorlagen/Korrespondenz/Brief_Latin_Modern_Sans.pdf
Schriftart EB Garamond als OTF-Dateien: http://www.georgduffner.at/ebgaramond/de/download.html
Projektseite: https://github.com/mfiedler/openoffice-vorlagen/
Seite für Fehlermeldungen: https://github.com/mfiedler/openoffice-vorlagen/issues
Erstellt von Michael Fiedler http://michael-fiedler.net/</dc:description>
    <meta:creation-date>2015-04-29T15:24:34</meta:creation-date>
    <dc:language>en-US</dc:language>
    <meta:editing-cycles>6</meta:editing-cycles>
    <meta:editing-duration>PT3M55S</meta:editing-duration>
    <dc:subject>Privatbrief mit Empfängeranschrift im Sichtfenster und automatischer Silbentrennung. Verwendet Schriftart EB Garamond.</dc:subject>
    <meta:initial-creator>Michael Fiedler</meta:initial-creator>
    <dc:date>2015-04-29T15:45:34</dc:date>
    <dc:creator>Max Mustermann</dc:creator>
    <meta:keyword>Korrespondenz</meta:keyword>
    <meta:keyword>Brief</meta:keyword>
    <meta:keyword>Vorlage</meta:keyword>
    <meta:keyword>Briefvorlage</meta:keyword>
    <meta:keyword>Template</meta:keyword>
    <meta:keyword>Privat</meta:keyword>
    <meta:keyword>EB Garamond</meta:keyword>
    <meta:document-statistic meta:table-count="0" meta:image-count="0" meta:object-count="0" meta:page-count="2" meta:paragraph-count="28" meta:word-count="636" meta:character-count="3928" meta:non-whitespace-character-count="3325"/>
    <meta:user-defined meta:name="Info 1"/>
    <meta:user-defined meta:name="Info 2"/>
    <meta:user-defined meta:name="Info 3"/>
    <meta:user-defined meta:name="License">&lt;a href="http://templates.services.openoffice.org/bsd-license"&gt;BSD&lt;/a&gt;</meta:user-defined>
    <meta:template xlink:type="simple" xlink:actuate="onRequest" xlink:title="Privatbrief Latin Modern Sans" xlink:href="../Brief_EB_Garamond.ott" meta:date="2015-04-29T15:24:34"/>
  </office:meta>
</office:document-meta>
</file>